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4335in" svg:height="2.5819in" svg:x="0in" svg:y="2.761in">
            <draw:object draw:notify-on-update-of-ranges="Sheet1.B5:Sheet1.B15 Sheet1.C5:Sheet1.C5 Sheet1.C5:Sheet1.C15 Sheet1.D5:Sheet1.D5 Sheet1.D5:Sheet1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328in" svg:height="2.5205in" svg:x="4.4126in" svg:y="2.7917in">
            <draw:object draw:notify-on-update-of-ranges="Sheet1.B5:Sheet1.B15 Sheet1.C5:Sheet1.C5 Sheet1.H6:Sheet1.H15 Sheet1.D5:Sheet1.D5 Sheet1.I6:Sheet1.I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328in" svg:height="2.5205in" svg:x="8.7374in" svg:y="2.8126in">
            <draw:object draw:notify-on-update-of-ranges="Sheet1.B5:Sheet1.B15 Sheet1.C5:Sheet1.C5 Sheet1.M6:Sheet1.M15 Sheet1.D5:Sheet1.D5 Sheet1.N6:Sheet1.N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Logan Kelsch</text:p>
          </table:table-cell>
          <table:table-cell office:value-type="string" calcext:value-type="string">
            <text:p>Homework 8</text:p>
          </table:table-cell>
          <table:table-cell office:value-type="string" calcext:value-type="string">
            <text:p>Collected Data</text:p>
          </table:table-cell>
          <table:table-cell table:number-columns-repeated="11"/>
        </table:table-row>
        <table:table-row table:style-name="ro1">
          <table:table-cell table:style-name="ce1" office:value-type="date" office:date-value="2024-04-30" calcext:value-type="date">
            <text:p>04/30/24</text:p>
          </table:table-cell>
          <table:table-cell office:value-type="string" calcext:value-type="string">
            <text:p>Part 3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" office:value-type="string" calcext:value-type="string">
            <text:p>EDGES</text:p>
          </table:table-cell>
          <table:table-cell table:style-name="ce3" office:value-type="string" calcext:value-type="string">
            <text:p>VERTICES</text:p>
          </table:table-cell>
          <table:table-cell table:style-name="ce3" office:value-type="string" calcext:value-type="string">
            <text:p>K TIME</text:p>
          </table:table-cell>
          <table:table-cell table:style-name="ce3" office:value-type="string" calcext:value-type="string">
            <text:p>P TIME</text:p>
          </table:table-cell>
          <table:table-cell/>
          <table:table-cell table:style-name="ce3" office:value-type="string" calcext:value-type="string">
            <text:p>EDGES</text:p>
          </table:table-cell>
          <table:table-cell table:style-name="ce3" office:value-type="string" calcext:value-type="string">
            <text:p>VERTICES</text:p>
          </table:table-cell>
          <table:table-cell table:style-name="ce3" office:value-type="string" calcext:value-type="string">
            <text:p>K TIME</text:p>
          </table:table-cell>
          <table:table-cell table:style-name="ce3" office:value-type="string" calcext:value-type="string">
            <text:p>P TIME</text:p>
          </table:table-cell>
          <table:table-cell table:style-name="ce3"/>
          <table:table-cell table:style-name="ce3" office:value-type="string" calcext:value-type="string">
            <text:p>EDGES</text:p>
          </table:table-cell>
          <table:table-cell table:style-name="ce3" office:value-type="string" calcext:value-type="string">
            <text:p>VERTICES</text:p>
          </table:table-cell>
          <table:table-cell table:style-name="ce3" office:value-type="string" calcext:value-type="string">
            <text:p>K TIME</text:p>
          </table:table-cell>
          <table:table-cell table:style-name="ce3" office:value-type="string" calcext:value-type="string">
            <text:p>P TIME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80389" calcext:value-type="float">
            <text:p>0.080389</text:p>
          </table:table-cell>
          <table:table-cell office:value-type="float" office:value="0.080406" calcext:value-type="float">
            <text:p>0.08040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33662" calcext:value-type="float">
            <text:p>0.033662</text:p>
          </table:table-cell>
          <table:table-cell office:value-type="float" office:value="0.033655" calcext:value-type="float">
            <text:p>0.03365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38511" calcext:value-type="float">
            <text:p>0.038511</text:p>
          </table:table-cell>
          <table:table-cell office:value-type="float" office:value="0.037766" calcext:value-type="float">
            <text:p>0.0377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0.566146" calcext:value-type="float">
            <text:p>0.566146</text:p>
          </table:table-cell>
          <table:table-cell office:value-type="float" office:value="0.566866" calcext:value-type="float">
            <text:p>0.56686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54287" calcext:value-type="float">
            <text:p>0.054287</text:p>
          </table:table-cell>
          <table:table-cell office:value-type="float" office:value="0.054154" calcext:value-type="float">
            <text:p>0.05415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0.202558" calcext:value-type="float">
            <text:p>0.202558</text:p>
          </table:table-cell>
          <table:table-cell office:value-type="float" office:value="0.203033" calcext:value-type="float">
            <text:p>0.2030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1.32209" calcext:value-type="float">
            <text:p>1.32209</text:p>
          </table:table-cell>
          <table:table-cell office:value-type="float" office:value="1.32178" calcext:value-type="float">
            <text:p>1.3217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96908" calcext:value-type="float">
            <text:p>0.096908</text:p>
          </table:table-cell>
          <table:table-cell office:value-type="float" office:value="0.096764" calcext:value-type="float">
            <text:p>0.0967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0.601987" calcext:value-type="float">
            <text:p>0.601987</text:p>
          </table:table-cell>
          <table:table-cell office:value-type="float" office:value="0.601958" calcext:value-type="float">
            <text:p>0.6019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3.50254" calcext:value-type="float">
            <text:p>3.50254</text:p>
          </table:table-cell>
          <table:table-cell office:value-type="float" office:value="3.50411" calcext:value-type="float">
            <text:p>3.5041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83266" calcext:value-type="float">
            <text:p>0.083266</text:p>
          </table:table-cell>
          <table:table-cell office:value-type="float" office:value="0.083513" calcext:value-type="float">
            <text:p>0.08351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1.27346" calcext:value-type="float">
            <text:p>1.27346</text:p>
          </table:table-cell>
          <table:table-cell office:value-type="float" office:value="1.27249" calcext:value-type="float">
            <text:p>1.272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4.94343" calcext:value-type="float">
            <text:p>4.94343</text:p>
          </table:table-cell>
          <table:table-cell office:value-type="float" office:value="4.9417" calcext:value-type="float">
            <text:p>4.941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72912" calcext:value-type="float">
            <text:p>0.072912</text:p>
          </table:table-cell>
          <table:table-cell office:value-type="float" office:value="0.07372" calcext:value-type="float">
            <text:p>0.0737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.51569" calcext:value-type="float">
            <text:p>2.51569</text:p>
          </table:table-cell>
          <table:table-cell office:value-type="float" office:value="2.51818" calcext:value-type="float">
            <text:p>2.518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8.56781" calcext:value-type="float">
            <text:p>8.56781</text:p>
          </table:table-cell>
          <table:table-cell office:value-type="float" office:value="8.59258" calcext:value-type="float">
            <text:p>8.5925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89607" calcext:value-type="float">
            <text:p>0.089607</text:p>
          </table:table-cell>
          <table:table-cell office:value-type="float" office:value="0.089232" calcext:value-type="float">
            <text:p>0.08923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4.11381" calcext:value-type="float">
            <text:p>4.11381</text:p>
          </table:table-cell>
          <table:table-cell office:value-type="float" office:value="4.11569" calcext:value-type="float">
            <text:p>4.115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10.8067" calcext:value-type="float">
            <text:p>10.8067</text:p>
          </table:table-cell>
          <table:table-cell office:value-type="float" office:value="10.8029" calcext:value-type="float">
            <text:p>10.8029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64811" calcext:value-type="float">
            <text:p>0.064811</text:p>
          </table:table-cell>
          <table:table-cell office:value-type="float" office:value="0.065013" calcext:value-type="float">
            <text:p>0.065013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6.5717" calcext:value-type="float">
            <text:p>6.5717</text:p>
          </table:table-cell>
          <table:table-cell office:value-type="float" office:value="6.5735" calcext:value-type="float">
            <text:p>6.57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float" office:value="13.6274" calcext:value-type="float">
            <text:p>13.6274</text:p>
          </table:table-cell>
          <table:table-cell office:value-type="float" office:value="13.6317" calcext:value-type="float">
            <text:p>13.6317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37728" calcext:value-type="float">
            <text:p>0.037728</text:p>
          </table:table-cell>
          <table:table-cell office:value-type="float" office:value="0.03775" calcext:value-type="float">
            <text:p>0.03775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9.38124" calcext:value-type="float">
            <text:p>9.38124</text:p>
          </table:table-cell>
          <table:table-cell office:value-type="float" office:value="9.38786" calcext:value-type="float">
            <text:p>9.387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15.8072" calcext:value-type="float">
            <text:p>15.8072</text:p>
          </table:table-cell>
          <table:table-cell office:value-type="float" office:value="15.816" calcext:value-type="float">
            <text:p>15.816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58753" calcext:value-type="float">
            <text:p>0.058753</text:p>
          </table:table-cell>
          <table:table-cell office:value-type="float" office:value="0.058913" calcext:value-type="float">
            <text:p>0.058913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13.7316" calcext:value-type="float">
            <text:p>13.7316</text:p>
          </table:table-cell>
          <table:table-cell office:value-type="float" office:value="13.7332" calcext:value-type="float">
            <text:p>13.73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7.8035" calcext:value-type="float">
            <text:p>17.8035</text:p>
          </table:table-cell>
          <table:table-cell office:value-type="float" office:value="17.8042" calcext:value-type="float">
            <text:p>17.804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48638" calcext:value-type="float">
            <text:p>0.048638</text:p>
          </table:table-cell>
          <table:table-cell office:value-type="float" office:value="0.048629" calcext:value-type="float">
            <text:p>0.04862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8.1569" calcext:value-type="float">
            <text:p>18.1569</text:p>
          </table:table-cell>
          <table:table-cell office:value-type="float" office:value="18.1478" calcext:value-type="float">
            <text:p>18.14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 style:data-style-name="N2" text:time-value="20:15:53.929852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4-05-01T21:12:34.756587924</dc:date>
    <meta:editing-duration>PT28M51S</meta:editing-duration>
    <meta:editing-cycles>3</meta:editing-cycles>
    <meta:document-statistic meta:table-count="1" meta:cell-count="13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62cm" svg:height="6.559cm" xlink:href=".." xlink:type="simple" chart:class="chart:line" chart:style-name="ch1">
        <chart:legend chart:legend-position="end" svg:x="8.727cm" svg:y="2.731cm" style:legend-expansion="high" chart:style-name="ch2"/>
        <chart:plot-area chart:style-name="ch3" table:cell-range-address="Sheet1.B5:Sheet1.D15" chart:data-source-has-labels="both" svg:x="0.066cm" svg:y="-0.199cm" svg:width="8.705cm" svg:height="6.799cm">
          <chart:coordinate-region svg:x="0.687cm" svg:y="-0.001cm" svg:width="7.925cm" svg:height="5.677cm"/>
          <chart:axis chart:dimension="x" chart:name="primary-x" chart:style-name="ch4" chartooo:axis-type="auto">
            <chartooo:date-scale/>
            <chart:categories table:cell-range-address="Sheet1.B5:Sheet1.B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C15" chart:label-cell-address="Sheet1.C5:Sheet1.C5" chart:class="chart:line">
            <chart:data-point chart:repeated="11"/>
          </chart:series>
          <chart:series chart:style-name="ch7" chart:values-cell-range-address="Sheet1.D5:Sheet1.D15" chart:label-cell-address="Sheet1.D5:Sheet1.D5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TIME</text:p>
                <draw:g>
                  <svg:desc>Sheet1.C5:Sheet1.C5</svg:desc>
                </draw:g>
              </table:table-cell>
              <table:table-cell office:value-type="string">
                <text:p>P TIME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RTICES</text:p>
                <draw:g>
                  <svg:desc>Sheet1.B5:Sheet1.B15</svg:desc>
                </draw:g>
              </table:table-cell>
              <table:table-cell office:value-type="float" office:value="NaN">
                <text:p>NaN</text:p>
                <draw:g>
                  <svg:desc>Sheet1.C5:Sheet1.C15</svg:desc>
                </draw:g>
              </table:table-cell>
              <table:table-cell office:value-type="float" office:value="NaN">
                <text:p>NaN</text:p>
                <draw:g>
                  <svg:desc>Sheet1.D5:Sheet1.D1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80389">
                <text:p>0.080389</text:p>
              </table:table-cell>
              <table:table-cell office:value-type="float" office:value="0.080406">
                <text:p>0.08040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66146">
                <text:p>0.566146</text:p>
              </table:table-cell>
              <table:table-cell office:value-type="float" office:value="0.566866">
                <text:p>0.5668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.32209">
                <text:p>1.32209</text:p>
              </table:table-cell>
              <table:table-cell office:value-type="float" office:value="1.32178">
                <text:p>1.3217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.50254">
                <text:p>3.50254</text:p>
              </table:table-cell>
              <table:table-cell office:value-type="float" office:value="3.50411">
                <text:p>3.5041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.94343">
                <text:p>4.94343</text:p>
              </table:table-cell>
              <table:table-cell office:value-type="float" office:value="4.9417">
                <text:p>4.941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8.56781">
                <text:p>8.56781</text:p>
              </table:table-cell>
              <table:table-cell office:value-type="float" office:value="8.59258">
                <text:p>8.5925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0.8067">
                <text:p>10.8067</text:p>
              </table:table-cell>
              <table:table-cell office:value-type="float" office:value="10.8029">
                <text:p>10.802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3.6274">
                <text:p>13.6274</text:p>
              </table:table-cell>
              <table:table-cell office:value-type="float" office:value="13.6317">
                <text:p>13.631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5.8072">
                <text:p>15.8072</text:p>
              </table:table-cell>
              <table:table-cell office:value-type="float" office:value="15.816">
                <text:p>15.8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.8035">
                <text:p>17.8035</text:p>
              </table:table-cell>
              <table:table-cell office:value-type="float" office:value="17.8042">
                <text:p>17.8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94cm" svg:height="6.403cm" xlink:href=".." xlink:type="simple" chart:class="chart:line" chart:column-mapping="0" chart:style-name="ch1">
        <chart:legend chart:legend-position="end" svg:x="8.459cm" svg:y="2.653cm" style:legend-expansion="high" chart:style-name="ch2"/>
        <chart:plot-area chart:style-name="ch3" table:cell-range-address="Sheet1.B5:Sheet1.B15 Sheet1.C5:Sheet1.D5 Sheet1.H6:Sheet1.I15" chart:data-source-has-labels="both" svg:x="-0.242cm" svg:y="-0.198cm" svg:width="8.788cm" svg:height="6.663cm">
          <chart:coordinate-region svg:x="0.67cm" svg:y="0cm" svg:width="7.735cm" svg:height="5.541cm"/>
          <chart:axis chart:dimension="x" chart:name="primary-x" chart:style-name="ch4" chartooo:axis-type="auto">
            <chartooo:date-scale/>
            <chart:categories table:cell-range-address="Sheet1.B5:Sheet1.B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6:Sheet1.H15" chart:label-cell-address="Sheet1.C5:Sheet1.C5" chart:class="chart:line">
            <chart:data-point chart:repeated="10"/>
          </chart:series>
          <chart:series chart:style-name="ch7" chart:values-cell-range-address="Sheet1.I6:Sheet1.I15" chart:label-cell-address="Sheet1.D5:Sheet1.D5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TIME</text:p>
                <draw:g>
                  <svg:desc>Sheet1.C5:Sheet1.C5</svg:desc>
                </draw:g>
              </table:table-cell>
              <table:table-cell office:value-type="string">
                <text:p>P TIME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RTICES</text:p>
                <draw:g>
                  <svg:desc>Sheet1.B5:Sheet1.B15</svg:desc>
                </draw:g>
              </table:table-cell>
              <table:table-cell office:value-type="float" office:value="0.033662">
                <text:p>0.033662</text:p>
                <draw:g>
                  <svg:desc>Sheet1.H6:Sheet1.H15</svg:desc>
                </draw:g>
              </table:table-cell>
              <table:table-cell office:value-type="float" office:value="0.033655">
                <text:p>0.033655</text:p>
                <draw:g>
                  <svg:desc>Sheet1.I6:Sheet1.I1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54287">
                <text:p>0.054287</text:p>
              </table:table-cell>
              <table:table-cell office:value-type="float" office:value="0.054154">
                <text:p>0.0541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96908">
                <text:p>0.096908</text:p>
              </table:table-cell>
              <table:table-cell office:value-type="float" office:value="0.096764">
                <text:p>0.09676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83266">
                <text:p>0.083266</text:p>
              </table:table-cell>
              <table:table-cell office:value-type="float" office:value="0.083513">
                <text:p>0.08351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72912">
                <text:p>0.072912</text:p>
              </table:table-cell>
              <table:table-cell office:value-type="float" office:value="0.07372">
                <text:p>0.0737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89607">
                <text:p>0.089607</text:p>
              </table:table-cell>
              <table:table-cell office:value-type="float" office:value="0.089232">
                <text:p>0.08923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64811">
                <text:p>0.064811</text:p>
              </table:table-cell>
              <table:table-cell office:value-type="float" office:value="0.065013">
                <text:p>0.06501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37728">
                <text:p>0.037728</text:p>
              </table:table-cell>
              <table:table-cell office:value-type="float" office:value="0.03775">
                <text:p>0.0377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58753">
                <text:p>0.058753</text:p>
              </table:table-cell>
              <table:table-cell office:value-type="float" office:value="0.058913">
                <text:p>0.05891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48638">
                <text:p>0.048638</text:p>
              </table:table-cell>
              <table:table-cell office:value-type="float" office:value="0.048629">
                <text:p>0.0486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94cm" svg:height="6.403cm" xlink:href=".." xlink:type="simple" chart:class="chart:line" chart:column-mapping="0" chart:style-name="ch1">
        <chart:legend chart:legend-position="end" svg:x="8.459cm" svg:y="2.653cm" style:legend-expansion="high" chart:style-name="ch2"/>
        <chart:plot-area chart:style-name="ch3" table:cell-range-address="Sheet1.B5:Sheet1.B15 Sheet1.C5:Sheet1.D5 Sheet1.M6:Sheet1.N15" chart:data-source-has-labels="both" svg:x="0.049cm" svg:y="-0.199cm" svg:width="8.497cm" svg:height="6.664cm">
          <chart:coordinate-region svg:x="0.67cm" svg:y="0cm" svg:width="7.735cm" svg:height="5.541cm"/>
          <chart:axis chart:dimension="x" chart:name="primary-x" chart:style-name="ch4" chartooo:axis-type="auto">
            <chartooo:date-scale/>
            <chart:categories table:cell-range-address="Sheet1.B5:Sheet1.B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6:Sheet1.M15" chart:label-cell-address="Sheet1.C5:Sheet1.C5" chart:class="chart:line">
            <chart:data-point chart:repeated="10"/>
          </chart:series>
          <chart:series chart:style-name="ch7" chart:values-cell-range-address="Sheet1.N6:Sheet1.N15" chart:label-cell-address="Sheet1.D5:Sheet1.D5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TIME</text:p>
                <draw:g>
                  <svg:desc>Sheet1.C5:Sheet1.C5</svg:desc>
                </draw:g>
              </table:table-cell>
              <table:table-cell office:value-type="string">
                <text:p>P TIME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RTICES</text:p>
                <draw:g>
                  <svg:desc>Sheet1.B5:Sheet1.B15</svg:desc>
                </draw:g>
              </table:table-cell>
              <table:table-cell office:value-type="float" office:value="0.038511">
                <text:p>0.038511</text:p>
                <draw:g>
                  <svg:desc>Sheet1.M6:Sheet1.M15</svg:desc>
                </draw:g>
              </table:table-cell>
              <table:table-cell office:value-type="float" office:value="0.037766">
                <text:p>0.037766</text:p>
                <draw:g>
                  <svg:desc>Sheet1.N6:Sheet1.N1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02558">
                <text:p>0.202558</text:p>
              </table:table-cell>
              <table:table-cell office:value-type="float" office:value="0.203033">
                <text:p>0.2030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01987">
                <text:p>0.601987</text:p>
              </table:table-cell>
              <table:table-cell office:value-type="float" office:value="0.601958">
                <text:p>0.60195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.27346">
                <text:p>1.27346</text:p>
              </table:table-cell>
              <table:table-cell office:value-type="float" office:value="1.27249">
                <text:p>1.2724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.51569">
                <text:p>2.51569</text:p>
              </table:table-cell>
              <table:table-cell office:value-type="float" office:value="2.51818">
                <text:p>2.5181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.11381">
                <text:p>4.11381</text:p>
              </table:table-cell>
              <table:table-cell office:value-type="float" office:value="4.11569">
                <text:p>4.1156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.5717">
                <text:p>6.5717</text:p>
              </table:table-cell>
              <table:table-cell office:value-type="float" office:value="6.5735">
                <text:p>6.573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9.38124">
                <text:p>9.38124</text:p>
              </table:table-cell>
              <table:table-cell office:value-type="float" office:value="9.38786">
                <text:p>9.3878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3.7316">
                <text:p>13.7316</text:p>
              </table:table-cell>
              <table:table-cell office:value-type="float" office:value="13.7332">
                <text:p>13.733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8.1569">
                <text:p>18.1569</text:p>
              </table:table-cell>
              <table:table-cell office:value-type="float" office:value="18.1478">
                <text:p>18.14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